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000000020C2F12945083CD6B4.jpg" manifest:media-type="image/jpeg"/>
  <manifest:file-entry manifest:full-path="Pictures/100002010000002000000020DB7C7F3C946B74EA.png" manifest:media-type="image/png"/>
  <manifest:file-entry manifest:full-path="Pictures/100002010000002000000020F4ACD00424BF47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 style:writing-mode="lr-tb"/>
    </style:style>
    <style:style style:name="P4" style:family="paragraph" style:parent-style-name="Standard">
      <style:paragraph-properties fo:margin-top="0cm" fo:margin-bottom="0.499cm" loext:contextual-spacing="false"/>
    </style:style>
    <style:style style:name="P5" style:family="paragraph" style:parent-style-name="Standard">
      <style:paragraph-properties fo:margin-top="0cm" fo:margin-bottom="0.499cm" loext:contextual-spacing="false"/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a xlink:type="simple" xlink:href="https://stackoverflow.com/questions/33701682/how-to-properly-set-up-java-selenium-configuration-to-run-automated-tests" text:style-name="Internet_20_link" text:visited-style-name="Visited_20_Internet_20_Link">How to properly set up Java/Selenium configuration to run automated tests?</text:a></text:h>
      <text:section text:style-name="Sect1" text:name="question-header">
        <text:p text:style-name="P2"><text:a xlink:type="simple" xlink:href="https://stackoverflow.com/questions/ask" text:style-name="Internet_20_link" text:visited-style-name="Visited_20_Internet_20_Link">Ask Question</text:a> </text:p>
      </text:section>
      <text:section text:style-name="Sect1" text:name="mainbar">
        <text:p text:style-name="Standard"/>
        <text:section text:style-name="Sect1" text:name="question">
          <text:p text:style-name="Standard">up vote 6 down vote <text:a xlink:type="simple" xlink:href="https://stackoverflow.com/questions/33701682/how-to-properly-set-up-java-selenium-configuration-to-run-automated-tests#" text:style-name="Internet_20_link" text:visited-style-name="Visited_20_Internet_20_Link">favorite</text:a> </text:p>
          <text:p text:style-name="P5">2</text:p>
          <text:p text:style-name="Text_20_body">I am trying to set up selenium webdriver to work together with Browserstack with Java for automated testing. I installed the Selenium for java and I copied and pasted the code from browserstack's site <text:a xlink:type="simple" xlink:href="https://www.browserstack.com/automate/java#configure-capabilities" text:style-name="Internet_20_link" text:visited-style-name="Visited_20_Internet_20_Link">https://www.browserstack.com/automate/java#configure-capabilities</text:a> to set up an example automation test. </text:p>
          <text:p text:style-name="Text_20_body">I ran <text:span text:style-name="Source_20_Text">javac -classpath selenium-server-standalone-2.48.2.jar JavaSample.java</text:span> from my terminal (JavaSample.java is the file with the selenium configuration code with the sample test) and I get the following error:</text:p>
          <text:p text:style-name="Preformatted_20_Text"><text:span text:style-name="Source_20_Text">JavaSample.java:1: error: package org.openqa.selenium does not exist</text:span></text:p>
          <text:p text:style-name="Preformatted_20_Text"><text:span text:style-name="Source_20_Text">import org.openqa.selenium.By;</text:span></text:p>
          <text:p text:style-name="Preformatted_20_Text"><text:span text:style-name="Source_20_Text"><text:s text:c="22"/>^</text:span></text:p>
          <text:p text:style-name="Preformatted_20_Text"><text:span text:style-name="Source_20_Text">JavaSample.java:2: error: package org.openqa.selenium does not exist</text:span></text:p>
          <text:p text:style-name="Preformatted_20_Text"><text:span text:style-name="Source_20_Text">import org.openqa.selenium.Platform;</text:span></text:p>
          <text:p text:style-name="Preformatted_20_Text"><text:span text:style-name="Source_20_Text"><text:s text:c="22"/>^</text:span></text:p>
          <text:p text:style-name="Preformatted_20_Text"><text:span text:style-name="Source_20_Text">JavaSample.java:3: error: package org.openqa.selenium does not exist</text:span></text:p>
          <text:p text:style-name="Preformatted_20_Text"><text:span text:style-name="Source_20_Text">import org.openqa.selenium.WebDriver;</text:span></text:p>
          <text:p text:style-name="Preformatted_20_Text"><text:span text:style-name="Source_20_Text"><text:s text:c="22"/>^</text:span></text:p>
          <text:p text:style-name="Preformatted_20_Text"><text:span text:style-name="Source_20_Text">JavaSample.java:4: error: package org.openqa.selenium does not exist</text:span></text:p>
          <text:p text:style-name="Preformatted_20_Text"><text:span text:style-name="Source_20_Text">import org.openqa.selenium.WebElement;</text:span></text:p>
          <text:p text:style-name="Preformatted_20_Text"><text:span text:style-name="Source_20_Text"><text:s text:c="22"/>^</text:span></text:p>
          <text:p text:style-name="Preformatted_20_Text"><text:span text:style-name="Source_20_Text">JavaSample.java:5: error: package org.openqa.selenium.remote does not exist</text:span></text:p>
          <text:p text:style-name="Preformatted_20_Text"><text:span text:style-name="Source_20_Text">import org.openqa.selenium.remote.DesiredCapabilities;</text:span></text:p>
          <text:p text:style-name="Preformatted_20_Text"><text:span text:style-name="Source_20_Text"><text:s text:c="29"/>^</text:span></text:p>
          <text:p text:style-name="Preformatted_20_Text"><text:span text:style-name="Source_20_Text">JavaSample.java:6: error: package org.openqa.selenium.remote does not exist</text:span></text:p>
          <text:p text:style-name="Preformatted_20_Text"><text:span text:style-name="Source_20_Text">import org.openqa.selenium.remote.RemoteWebDriver;</text:span></text:p>
          <text:p text:style-name="Preformatted_20_Text"><text:span text:style-name="Source_20_Text"><text:s text:c="29"/>^</text:span></text:p>
          <text:p text:style-name="Preformatted_20_Text"><text:span text:style-name="Source_20_Text">JavaSample.java:18: error: cannot find symbol</text:span></text:p>
          <text:p text:style-name="Preformatted_20_Text"><text:span text:style-name="Source_20_Text">DesiredCapabilities caps = new DesiredCapabilities();</text:span></text:p>
          <text:p text:style-name="Preformatted_20_Text"><text:span text:style-name="Source_20_Text">^</text:span></text:p>
          <text:p text:style-name="Preformatted_20_Text"><text:span text:style-name="Source_20_Text">symbol: <text:s text:c="2"/>class DesiredCapabilities</text:span></text:p>
          <text:p text:style-name="Preformatted_20_Text"><text:span text:style-name="Source_20_Text">location: class JavaSample</text:span></text:p>
          <text:p text:style-name="Preformatted_20_Text"><text:span text:style-name="Source_20_Text">JavaSample.java:18: error: cannot find symbol</text:span></text:p>
          <text:p text:style-name="Preformatted_20_Text"><text:span text:style-name="Source_20_Text">DesiredCapabilities caps = new DesiredCapabilities();</text:span></text:p>
          <text:p text:style-name="Preformatted_20_Text"><text:span text:style-name="Source_20_Text"><text:s text:c="31"/>^</text:span></text:p>
          <text:p text:style-name="Preformatted_20_Text"><text:span text:style-name="Source_20_Text">symbol: <text:s text:c="2"/>class DesiredCapabilities</text:span></text:p>
          <text:p text:style-name="Preformatted_20_Text"><text:span text:style-name="Source_20_Text">location: class JavaSample</text:span></text:p>
          <text:p text:style-name="Preformatted_20_Text"><text:span text:style-name="Source_20_Text">JavaSample.java:25: error: cannot find symbol</text:span></text:p>
          <text:p text:style-name="Preformatted_20_Text"><text:span text:style-name="Source_20_Text">WebDriver driver = new RemoteWebDriver(new URL(URL), caps);</text:span></text:p>
          <text:p text:style-name="Preformatted_20_Text"><text:span text:style-name="Source_20_Text">^</text:span></text:p>
          <text:p text:style-name="Preformatted_20_Text"><text:span text:style-name="Source_20_Text">symbol: <text:s text:c="2"/>class WebDriver</text:span></text:p>
          <text:p text:style-name="Preformatted_20_Text"><text:span text:style-name="Source_20_Text">location: class JavaSample</text:span></text:p>
          <text:p text:style-name="Preformatted_20_Text"><text:span text:style-name="Source_20_Text">JavaSample.java:25: error: cannot find symbol</text:span></text:p>
          <text:p text:style-name="Preformatted_20_Text"><text:span text:style-name="Source_20_Text">WebDriver driver = new RemoteWebDriver(new URL(URL), caps);</text:span></text:p>
          <text:p text:style-name="Preformatted_20_Text"><text:soft-page-break/><text:span text:style-name="Source_20_Text"><text:s text:c="23"/>^</text:span></text:p>
          <text:p text:style-name="Preformatted_20_Text"><text:span text:style-name="Source_20_Text">symbol: <text:s text:c="2"/>class RemoteWebDriver</text:span></text:p>
          <text:p text:style-name="Preformatted_20_Text"><text:span text:style-name="Source_20_Text">location: class JavaSample</text:span></text:p>
          <text:p text:style-name="Preformatted_20_Text"><text:span text:style-name="Source_20_Text">JavaSample.java:27: error: cannot find symbol</text:span></text:p>
          <text:p text:style-name="Preformatted_20_Text"><text:span text:style-name="Source_20_Text">WebElement element = driver.findElement(By.name("q"));</text:span></text:p>
          <text:p text:style-name="Preformatted_20_Text"><text:span text:style-name="Source_20_Text">^</text:span></text:p>
          <text:p text:style-name="Preformatted_20_Text"><text:span text:style-name="Source_20_Text">symbol: <text:s text:c="2"/>class WebElement</text:span></text:p>
          <text:p text:style-name="Preformatted_20_Text"><text:span text:style-name="Source_20_Text">location: class JavaSample</text:span></text:p>
          <text:p text:style-name="Preformatted_20_Text"><text:span text:style-name="Source_20_Text">JavaSample.java:27: error: cannot find symbol</text:span></text:p>
          <text:p text:style-name="Preformatted_20_Text"><text:span text:style-name="Source_20_Text">WebElement element = driver.findElement(By.name("q"));</text:span></text:p>
          <text:p text:style-name="Preformatted_20_Text"><text:span text:style-name="Source_20_Text"><text:s text:c="40"/>^</text:span></text:p>
          <text:p text:style-name="Preformatted_20_Text"><text:span text:style-name="Source_20_Text">symbol: <text:s text:c="2"/>variable By</text:span></text:p>
          <text:p text:style-name="P1"><text:span text:style-name="Source_20_Text">location: class JavaSample</text:span></text:p>
          <text:p text:style-name="Text_20_body">I'm not sure how to go about this being as I just followed the instructions on Browserstack and I have very little background in Java.</text:p>
          <text:p text:style-name="P2"><text:a xlink:type="simple" xlink:href="https://stackoverflow.com/questions/tagged/java" text:style-name="Internet_20_link" text:visited-style-name="Visited_20_Internet_20_Link">java</text:a> <text:a xlink:type="simple" xlink:href="https://stackoverflow.com/questions/tagged/selenium" text:style-name="Internet_20_link" text:visited-style-name="Visited_20_Internet_20_Link">selenium</text:a> <text:a xlink:type="simple" xlink:href="https://stackoverflow.com/questions/tagged/selenium-webdriver" text:style-name="Internet_20_link" text:visited-style-name="Visited_20_Internet_20_Link">selenium-webdriver</text:a> <text:a xlink:type="simple" xlink:href="https://stackoverflow.com/questions/tagged/automated-tests" text:style-name="Internet_20_link" text:visited-style-name="Visited_20_Internet_20_Link">automated-tests</text:a> <text:a xlink:type="simple" xlink:href="https://stackoverflow.com/questions/tagged/browserstack" text:style-name="Internet_20_link" text:visited-style-name="Visited_20_Internet_20_Link">browserstack</text:a> </text:p>
          <text:p text:style-name="P2"><text:bookmark text:name="link-post-33701682"/><text:a xlink:type="simple" xlink:href="https://stackoverflow.com/q/33701682" text:style-name="Internet_20_link" text:visited-style-name="Visited_20_Internet_20_Link">share</text:a><text:a xlink:type="simple" xlink:href="https://stackoverflow.com/posts/33701682/edit" text:style-name="Internet_20_link" text:visited-style-name="Visited_20_Internet_20_Link">improve this question</text:a></text:p>
          <text:p text:style-name="P2">asked Nov 13 '15 at 21:00 </text:p>
          <text:p text:style-name="P2"><draw:a xlink:type="simple" xlink:href="https://stackoverflow.com/users/2639954/dear1ofgdbear"><draw:frame draw:style-name="fr1" draw:name="Image1" text:anchor-type="as-char" svg:width="0.9cm" svg:height="0.9cm" draw:z-index="0"><draw:image xlink:href="Pictures/100002010000002000000020DB7C7F3C946B74EA.png" xlink:type="simple" xlink:show="embed" xlink:actuate="onLoad" loext:mime-type="image/png"/></draw:frame></draw:a></text:p>
          <text:p text:style-name="P2"><text:a xlink:type="simple" xlink:href="https://stackoverflow.com/users/2639954/dear1ofgdbear" text:style-name="Internet_20_link" text:visited-style-name="Visited_20_Internet_20_Link">Dear1ofGdBear</text:a> </text:p>
          <text:p text:style-name="P3">2782519 </text:p>
          <text:section text:style-name="Sect1" text:name="comments-link-33701682">
            <text:p text:style-name="P2">add a comment </text:p>
          </text:section>
        </text:section>
        <text:section text:style-name="Sect1" text:name="answers">
          <text:p text:style-name="Standard"><text:bookmark text:name="tab-top"/></text:p>
          <text:section text:style-name="Sect1" text:name="answers-header">
            <text:h text:style-name="Heading_20_2" text:outline-level="2">1 Answer </text:h>
            <text:section text:style-name="Sect1" text:name="tabs">
              <text:p text:style-name="Text_20_body"><text:a xlink:type="simple" xlink:href="https://stackoverflow.com/questions/33701682/how-to-properly-set-up-java-selenium-configuration-to-run-automated-tests?answertab=active#tab-top" text:style-name="Internet_20_link" text:visited-style-name="Visited_20_Internet_20_Link">active</text:a> <text:a xlink:type="simple" xlink:href="https://stackoverflow.com/questions/33701682/how-to-properly-set-up-java-selenium-configuration-to-run-automated-tests?answertab=oldest#tab-top" text:style-name="Internet_20_link" text:visited-style-name="Visited_20_Internet_20_Link">oldest</text:a> <text:a xlink:type="simple" xlink:href="https://stackoverflow.com/questions/33701682/how-to-properly-set-up-java-selenium-configuration-to-run-automated-tests?answertab=votes#tab-top" text:style-name="Internet_20_link" text:visited-style-name="Visited_20_Internet_20_Link">votes</text:a> </text:p>
            </text:section>
          </text:section>
          <text:section text:style-name="Sect1" text:name="answer-33705806">
            <text:p text:style-name="P4">up vote 6 down vote accepted </text:p>
            <text:p text:style-name="Text_20_body">You will have to download the "Selenium Client &amp; WebDriver Language Bindings" for <text:span text:style-name="Strong_20_Emphasis">Java</text:span> from <text:a xlink:type="simple" xlink:href="http://www.seleniumhq.org/download" text:style-name="Internet_20_link" text:visited-style-name="Visited_20_Internet_20_Link">Selenium Downloads</text:a>. You can download directly by clicking the link <text:a xlink:type="simple" xlink:href="http://selenium-release.storage.googleapis.com/2.48/selenium-java-2.48.2.zip" text:style-name="Internet_20_link" text:visited-style-name="Visited_20_Internet_20_Link">here</text:a>.</text:p>
            <text:p text:style-name="Text_20_body">Include all the JAR files that are present in the downloaded ZIP file. To include multiple JARs in Java classpath, you can check the link <text:a xlink:type="simple" xlink:href="https://stackoverflow.com/questions/219585/setting-multiple-jars-in-java-classpath" text:style-name="Internet_20_link" text:visited-style-name="Visited_20_Internet_20_Link">here</text:a>. </text:p>
            <text:p text:style-name="Text_20_body">The <text:span text:style-name="Source_20_Text">selenium-server-standalone JAR</text:span> is required if you are running your tests locally. Executing the command <text:span text:style-name="Source_20_Text">java -jar selenium-server-standalone-2.48.2.jar</text:span> will start a Selenium server, which required to launch Selenium tests locally. You need not use it, if you are running tests on BrowserStack. </text:p>
            <text:p text:style-name="Text_20_body">Would also recommend using an IDE for Java. Most preferably <text:a xlink:type="simple" xlink:href="https://eclipse.org/ide/" text:style-name="Internet_20_link" text:visited-style-name="Visited_20_Internet_20_Link">Eclipse</text:a> or <text:a xlink:type="simple" xlink:href="https://netbeans.org/features/java/" text:style-name="Internet_20_link" text:visited-style-name="Visited_20_Internet_20_Link">Netbeans</text:a>. </text:p>
            <text:p text:style-name="P2"><text:bookmark text:name="link-post-33705806"/><text:a xlink:type="simple" xlink:href="https://stackoverflow.com/a/33705806" text:style-name="Internet_20_link" text:visited-style-name="Visited_20_Internet_20_Link">share</text:a><text:a xlink:type="simple" xlink:href="https://stackoverflow.com/posts/33705806/edit" text:style-name="Internet_20_link" text:visited-style-name="Visited_20_Internet_20_Link">improve this answer</text:a></text:p>
            <text:p text:style-name="P2"><text:a xlink:type="simple" xlink:href="https://stackoverflow.com/posts/33705806/revisions" text:style-name="Internet_20_link" text:visited-style-name="Visited_20_Internet_20_Link">edited May 23 '17 at 12:17</text:a> </text:p>
            <text:p text:style-name="P2"><draw:a xlink:type="simple" xlink:href="https://stackoverflow.com/users/-1/community"><draw:frame draw:style-name="fr1" draw:name="Image2" text:anchor-type="as-char" svg:width="0.9cm" svg:height="0.9cm" draw:z-index="1"><draw:image xlink:href="Pictures/100002010000002000000020F4ACD00424BF4711.png" xlink:type="simple" xlink:show="embed" xlink:actuate="onLoad" loext:mime-type="image/png"/></draw:frame></draw:a></text:p>
            <text:p text:style-name="P2"><text:a xlink:type="simple" xlink:href="https://stackoverflow.com/users/-1/community" text:style-name="Internet_20_link" text:visited-style-name="Visited_20_Internet_20_Link">Community</text:a>♦ </text:p>
            <text:p text:style-name="P3"><text:soft-page-break/>11 </text:p>
            <text:p text:style-name="P2">answered Nov 14 '15 at 6:30 </text:p>
            <text:p text:style-name="P2"><draw:a xlink:type="simple" xlink:href="https://stackoverflow.com/users/3418850/umang-sardesai"><draw:frame draw:style-name="fr1" draw:name="Image3" text:anchor-type="as-char" svg:width="0.9cm" svg:height="0.9cm" draw:z-index="2"><draw:image xlink:href="Pictures/100000000000002000000020C2F12945083CD6B4.jpg" xlink:type="simple" xlink:show="embed" xlink:actuate="onLoad" loext:mime-type="image/jpeg"/></draw:frame></draw:a></text:p>
            <text:p text:style-name="P2"><text:a xlink:type="simple" xlink:href="https://stackoverflow.com/users/3418850/umang-sardesai" text:style-name="Internet_20_link" text:visited-style-name="Visited_20_Internet_20_Link">Umang Sardesai</text:a> </text:p>
            <text:p text:style-name="P3">582412 </text:p>
            <text:section text:style-name="Sect1" text:name="comments-link-33705806">
              <text:p text:style-name="P2">add a comment</text:p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23:47:17.461325574</meta:creation-date>
    <dc:date>2018-10-29T00:34:53.622049804</dc:date>
    <meta:editing-duration>PT37M26S</meta:editing-duration>
    <meta:editing-cycles>1</meta:editing-cycles>
    <meta:document-statistic meta:table-count="0" meta:image-count="3" meta:object-count="0" meta:page-count="3" meta:paragraph-count="79" meta:word-count="439" meta:character-count="3641" meta:non-whitespace-character-count="3006"/>
    <meta:generator>LibreOffice/6.0.6.2$Linux_X86_64 LibreOffice_project/00m0$Build-2</meta:generator>
  </office:meta>
</office:document-meta>
</file>